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keUrl.pathsToUR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akeUrl.stripTrailingSeparator( StringBuffer urls , int 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keUrl.setValidate( boolean vali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keUrl.validateFile( File fileToChec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keUrl.setSeparator( String se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keUrl.se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keUrl.execu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MakeUrl.setProperty(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keUrl.toURL( File fileToConve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keUrl.filesetsToUR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akeUrl.addPath( 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keUrl.valida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keUrl.addFileSet( FileSet fil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